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paragraph-properties fo:margin-top="0cm" fo:margin-bottom="0.282cm" style:contextual-spacing="true" fo:line-height="108%"/>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000000" loext:opacity="100%" style:font-name="Calibri" fo:font-size="11pt" fo:language="es" fo:country="ES" fo:font-style="normal" fo:font-weight="normal" style:font-name-asian="Calibri1" style:font-size-asian="11pt" style:font-style-asian="normal" style:font-weight-asian="normal" style:font-name-complex="Calibri1"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ÁCTICA 1</text:span></text:p>
      <text:p text:style-name="Standard">Sobre la tabla clientes:</text:p>
      <text:list xml:id="list1123458757" text:style-name="WWNum1">
        <text:list-item>
          <text:p text:style-name="P1">Realiza una consulta que muestre todos los datos de todos los clientes.</text:p>
        </text:list-item>
        <text:list-item>
          <text:p text:style-name="P1">Realiza una consulta que muestre el nombre y apellido de todos los clientes.</text:p>
        </text:list-item>
        <text:list-item>
          <text:p text:style-name="P1">Realiza una consulta que muestre todos los datos de los clientes mayores de 40 años.</text:p>
        </text:list-item>
        <text:list-item>
          <text:p text:style-name="P1">Realiza una consulta que muestre todos los datos de los clientes que se apellidan “Marin”.</text:p>
        </text:list-item>
        <text:list-item>
          <text:p text:style-name="P1">Realiza una consulta que muestre los nombres de los clientes cuyo código es 12, 14 ó 16.</text:p>
        </text:list-item>
        <text:list-item>
          <text:p text:style-name="P1">Realiza una consulta que muestre los nombres de los clientes cuyo apellido acaba en ‘a’.</text:p>
        </text:list-item>
        <text:list-item>
          <text:p text:style-name="P1">Realiza una consulta que muestre el nombre y la edad de los clientes ordenados por edad descendentemente.</text:p>
        </text:list-item>
        <text:list-item>
          <text:p text:style-name="P1">Realiza una consulta que muestre el nombre y el apellido de los clientes que no tienen un número de teléfono asignado. </text:p>
        </text:list-item>
        <text:list-item>
          <text:p text:style-name="P1">Realiza una consulta que muestre la edad máxima de los clientes.</text:p>
        </text:list-item>
        <text:list-item>
          <text:p text:style-name="P1">Realiza una consulta que muestre la edad mínima de los clientes.</text:p>
        </text:list-item>
        <text:list-item>
          <text:p text:style-name="P1">Realiza una consulta que muestre la edad media de los clientes.</text:p>
        </text:list-item>
        <text:list-item>
          <text:p text:style-name="P1">Realiza una consulta que muestre cuantos clientes hay en la tabla clientes.</text:p>
        </text:list-item>
        <text:list-item>
          <text:p text:style-name="P1">Realiza una consulta que muestre cuantos clientes hay en la tabla clientes que sean menores de 30 años. </text:p>
        </text:list-item>
        <text:list-item>
          <text:p text:style-name="P1">Realiza una consulta que muestre los clientes ordenados por nombre alfabéticamente.</text:p>
        </text:list-item>
        <text:list-item>
          <text:p text:style-name="P1">Realiza una consulta que muestre los clientes cuyo nombre contenga la letra ‘m’. </text:p>
        </text:list-item>
        <text:list-item>
          <text:p text:style-name="P2"><text:span text:style-name="T2">Realiza una consulta que muestre el número de clientes que su nombre empieza por la letra ‘M’. </text:span></text:p>
        </text:list-item>
        <text:list-item>
          <text:p text:style-name="P1">Realiza una consulta que muestre el nombre, la edad y una columna llamada contacto con el teléfono de los clientes. </text:p>
        </text:list-item>
        <text:list-item>
          <text:p text:style-name="P1">Realiza una consulta que muestre el apellido de los clientes en mayúsculas.</text:p>
        </text:list-item>
        <text:list-item>
          <text:p text:style-name="P1">Realiza una consulta que muestre que muestre el número de clientes que existen mayores de 41 años. </text:p>
        </text:list-item>
        <text:list-item>
          <text:p text:style-name="P1">Añade una columna ‘Quinta” en la tabla de clientes que contenga su año de nacimiento. Actualiza los valores de la columna con los datos reales. Copia aquí todos los pasos que has seguido.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5:44:56.248633600</meta:creation-date>
    <dc:date>2024-02-05T10:55:18.993180900</dc:date>
    <meta:initial-creator>GARCIA BENITEZ, ESTER</meta:initial-creator>
    <dc:creator>GARCIA BENITEZ, ESTER</dc:creator>
    <meta:generator>LibreOffice/7.3.7.2$Linux_X86_64 LibreOffice_project/30$Build-2</meta:generator>
    <meta:document-statistic meta:table-count="0" meta:image-count="0" meta:object-count="0" meta:page-count="1" meta:paragraph-count="22" meta:word-count="337" meta:character-count="1913" meta:non-whitespace-character-count="1611"/>
    <meta:user-defined meta:name="AppVersion">16.0000</meta:user-defined>
    <meta:template xlink:type="simple" xlink:actuate="onRequest" xlink:title="Normal.dotm" xlink:href=""/>
  </office:meta>
</office:document-meta>
</file>